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6.41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99cc66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#009999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7e0021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669900"/>
    </style:style>
    <style:style style:name="ce10" style:family="table-cell" style:parent-style-name="Default">
      <style:table-cell-properties fo:background-color="#00333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006666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00cc00"/>
    </style:style>
    <style:style style:name="ce18" style:family="table-cell" style:parent-style-name="Default">
      <style:table-cell-properties fo:background-color="#99ff99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ff66cc"/>
    </style:style>
    <style:style style:name="ce23" style:family="table-cell" style:parent-style-name="Default">
      <style:table-cell-properties fo:background-color="#9933ff"/>
    </style:style>
    <style:style style:name="ce24" style:family="table-cell" style:parent-style-name="Default">
      <style:table-cell-properties fo:background-color="#66ffff"/>
    </style:style>
    <style:style style:name="ce25" style:family="table-cell" style:parent-style-name="Default">
      <style:table-cell-properties fo:background-color="#00cccc"/>
    </style:style>
    <style:style style:name="ce26" style:family="table-cell" style:parent-style-name="Default">
      <style:table-cell-properties fo:background-color="#66ff66"/>
    </style:style>
    <style:style style:name="ce27" style:family="table-cell" style:parent-style-name="Default">
      <style:table-cell-properties fo:background-color="#66cc00"/>
    </style:style>
    <style:style style:name="ce28" style:family="table-cell" style:parent-style-name="Default">
      <style:table-cell-properties fo:background-color="#ff9999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66ccff"/>
    </style:style>
    <style:style style:name="ce31" style:family="table-cell" style:parent-style-name="Default">
      <style:table-cell-properties fo:background-color="#ff00cc"/>
    </style:style>
    <style:style style:name="ce32" style:family="table-cell" style:parent-style-name="Default">
      <style:table-cell-properties fo:background-color="#ff3333"/>
    </style:style>
    <style:style style:name="ce33" style:family="table-cell" style:parent-style-name="Default">
      <style:table-cell-properties fo:background-color="#99ffff"/>
    </style:style>
    <style:style style:name="ce34" style:family="table-cell" style:parent-style-name="Default">
      <style:table-cell-properties fo:background-color="#669999"/>
    </style:style>
    <style:style style:name="ce35" style:family="table-cell" style:parent-style-name="Default">
      <style:table-cell-properties fo:background-color="#99cccc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ffcc99"/>
    </style:style>
    <style:style style:name="ce38" style:family="table-cell" style:parent-style-name="Default">
      <style:table-cell-properties fo:background-color="#ffd320"/>
    </style:style>
    <style:style style:name="ce39" style:family="table-cell" style:parent-style-name="Default">
      <style:table-cell-properties fo:background-color="#9999ff"/>
    </style:style>
    <style:style style:name="ce40" style:family="table-cell" style:parent-style-name="Default">
      <style:table-cell-properties fo:background-color="#ffcccc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1" table:default-cell-style-name="ce21"/>
        <table:table-column table:style-name="co5" table:default-cell-style-name="Default"/>
        <table:table-column table:style-name="co6" table:default-cell-style-name="ce32"/>
        <table:table-column table:style-name="co1" table:number-columns-repeated="2" table:default-cell-style-name="Default"/>
        <table:table-row table:style-name="ro1">
          <table:table-cell/>
          <table:table-cell table:style-name="ce11" table:number-columns-repeated="2"/>
          <table:table-cell table:style-name="Default" office:value-type="string">
            <text:p>My skills</text:p>
          </table:table-cell>
          <table:table-cell/>
          <table:table-cell table:style-name="Default" office:value-type="string">
            <text:p>rodemap le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IT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PPT protoco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office:value-type="string">
            <text:p>general development skill</text:p>
          </table:table-cell>
          <table:table-cell office:value-type="string">
            <text:p>Learn to search for solution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otnet CLI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ata stuctures, algorithm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3"/>
          <table:table-cell table:style-name="ce13" office:value-type="string">
            <text:p>C# 9 Basics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3" office:value-type="string">
            <text:p>C#</text:p>
          </table:table-cell>
          <table:table-cell table:style-name="ce13" office:value-type="string">
            <text:p>Net 5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4"/>
          <table:table-cell table:style-name="ce14" office:value-type="string">
            <text:p>Database design ans SQL syntax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4"/>
          <table:table-cell table:style-name="ce14" office:value-type="string">
            <text:p>Stored procedure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4" office:value-type="string">
            <text:p>SQL Fundamentals</text:p>
          </table:table-cell>
          <table:table-cell table:style-name="ce14" office:value-type="string">
            <text:p>Constrains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style-name="ce14" office:value-type="string">
            <text:p>Triggers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>
            <text:p>MVC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RES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 office:value-type="string">
            <text:p>ASP Core net Basics</text:p>
          </table:table-cell>
          <table:table-cell table:style-name="ce15" office:value-type="string">
            <text:p>Razor Pages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Razor Components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>
            <text:p>Middleware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Filters &amp; Attributes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App setings &amp; configuration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Authentication &amp; Authorization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/>
          <table:table-cell office:value-type="string">
            <text:p>EFC Basics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/>
          <table:table-cell office:value-type="string">
            <text:p>Code First +Migration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 office:value-type="string">
            <text:p>Entity Framework Core</text:p>
          </table:table-cell>
          <table:table-cell office:value-type="string">
            <text:p>Change Tracket API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 office:value-type="string">
            <text:p>ORM</text:p>
          </table:table-cell>
          <table:table-cell/>
          <table:table-cell office:value-type="string">
            <text:p>Lazy, Eager, Explicit Loading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 table:style-name="ce16" office:value-type="string">
            <text:p>Dapper</text:p>
          </table:table-cell>
          <table:table-cell table:style-name="ce16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Nhibernate</text:p>
          </table:table-cell>
          <table:table-cell table:style-name="ce1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2"/>
          <table:table-cell table:style-name="ce17"/>
          <table:table-cell table:style-name="ce17" office:value-type="string">
            <text:p>Microsoft DI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2"/>
          <table:table-cell table:style-name="ce17"/>
          <table:table-cell table:style-name="ce17" office:value-type="string">
            <text:p>Autofac</text:p>
          </table:table-cell>
          <table:table-cell table:style-name="ce32"/>
          <table:table-cell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Dependency Injection</text:p>
          </table:table-cell>
          <table:table-cell table:style-name="ce17" office:value-type="string">
            <text:p>DI Containers</text:p>
          </table:table-cell>
          <table:table-cell table:style-name="ce17" office:value-type="string">
            <text:p>Ninjact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2"/>
          <table:table-cell table:style-name="ce17"/>
          <table:table-cell table:style-name="ce17" office:value-type="string">
            <text:p>Castle Windso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2"/>
          <table:table-cell table:style-name="ce18"/>
          <table:table-cell table:style-name="ce18" office:value-type="string">
            <text:p>Singelton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2"/>
          <table:table-cell table:style-name="ce18" office:value-type="string">
            <text:p>Life cycles</text:p>
          </table:table-cell>
          <table:table-cell table:style-name="ce18" office:value-type="string">
            <text:p>Trasient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2"/>
          <table:table-cell table:style-name="ce18"/>
          <table:table-cell table:style-name="ce18" office:value-type="string">
            <text:p>Scoped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2"/>
          <table:table-cell table:style-name="ce6" office:value-type="string">
            <text:p>Scrutor</text:p>
          </table:table-cell>
          <table:table-cell table:style-name="ce6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19"/>
          <table:table-cell table:style-name="ce19" office:value-type="string">
            <text:p>SQL Server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3"/>
          <table:table-cell table:style-name="ce19"/>
          <table:table-cell table:style-name="ce19" office:value-type="string">
            <text:p>PostgreSQL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19" office:value-type="string">
            <text:p>Relational</text:p>
          </table:table-cell>
          <table:table-cell table:style-name="ce19" office:value-type="string">
            <text:p>MariaDB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19"/>
          <table:table-cell table:style-name="ce19" office:value-type="string">
            <text:p>MySQL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3" office:value-type="string">
            <text:p>Databases</text:p>
          </table:table-cell>
          <table:table-cell table:style-name="ce20"/>
          <table:table-cell table:style-name="ce20" office:value-type="string">
            <text:p>Azure Cosmos DB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0" office:value-type="string">
            <text:p>Cloud Databases</text:p>
          </table:table-cell>
          <table:table-cell table:style-name="ce20" office:value-type="string">
            <text:p>Amazon DynamoDB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21"/>
          <table:table-cell table:style-name="ce21" office:value-type="string">
            <text:p>ElasticSearch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21" office:value-type="string">
            <text:p>Search Engines</text:p>
          </table:table-cell>
          <table:table-cell table:style-name="ce21" office:value-type="string">
            <text:p>Solr</text:p>
          </table:table-cell>
          <table:table-cell table:number-columns-repeated="2"/>
          <table:table-cell table:style-name="ce12"/>
          <table:table-cell/>
          <table:table-cell table:style-name="ce11"/>
        </table:table-row>
        <table:table-row table:style-name="ro1">
          <table:table-cell table:style-name="ce3"/>
          <table:table-cell table:style-name="ce21"/>
          <table:table-cell table:style-name="ce21" office:value-type="string">
            <text:p>Sphinx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Redis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0" office:value-type="string">
            <text:p>NoSQL</text:p>
          </table:table-cell>
          <table:table-cell table:style-name="ce20" office:value-type="string">
            <text:p>MongoDB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LiteDB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Apache Casandra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RavenDB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4"/>
          <table:table-cell table:style-name="ce22" office:value-type="string">
            <text:p>Memory Cache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4"/>
          <table:table-cell table:style-name="ce23" office:value-type="string">
            <text:p>Distibuted Cache</text:p>
          </table:table-cell>
          <table:table-cell table:style-name="ce23" office:value-type="string">
            <text:p>Redis – StackExchange.Redis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ching</text:p>
          </table:table-cell>
          <table:table-cell table:style-name="ce23"/>
          <table:table-cell table:style-name="ce23" office:value-type="string">
            <text:p>Redis – EaseChaching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4"/>
          <table:table-cell table:style-name="ce23"/>
          <table:table-cell table:style-name="ce23" office:value-type="string">
            <text:p>Memcached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2">
          <table:table-cell table:style-name="ce4"/>
          <table:table-cell table:style-name="ce4" office:value-type="string">
            <text:p>Entity Framework 2<text:span text:style-name="T1">nd</text:span> lvl cahce</text:p>
          </table:table-cell>
          <table:table-cell table:style-name="ce4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/>
          <table:table-cell table:style-name="ce14" office:value-type="string">
            <text:p>SeriLog</text:p>
          </table:table-cell>
          <table:table-cell table:style-name="ce14"/>
          <table:table-cell table:number-columns-repeated="5"/>
        </table:table-row>
        <table:table-row table:style-name="ro1">
          <table:table-cell table:style-name="ce5"/>
          <table:table-cell table:style-name="ce24" office:value-type="string">
            <text:p>Nlog</text:p>
          </table:table-cell>
          <table:table-cell table:style-name="ce24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 office:value-type="string">
            <text:p>Log Frameworks</text:p>
          </table:table-cell>
          <table:table-cell table:style-name="ce25"/>
          <table:table-cell table:style-name="ce25" office:value-type="string">
            <text:p>ELK Stack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5"/>
          <table:table-cell table:style-name="ce25" office:value-type="string">
            <text:p>Sentry.io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/>
          <table:table-cell table:style-name="ce25" office:value-type="string">
            <text:p>Log menagment system</text:p>
          </table:table-cell>
          <table:table-cell table:style-name="ce25" office:value-type="string">
            <text:p>loggy.com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5"/>
          <table:table-cell table:style-name="ce25"/>
          <table:table-cell table:style-name="ce25" office:value-type="string">
            <text:p>elmah.io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6"/>
          <table:table-cell table:style-name="ce26"/>
          <table:table-cell table:style-name="ce26" office:value-type="string">
            <text:p>Odata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26" office:value-type="string">
            <text:p>REST</text:p>
          </table:table-cell>
          <table:table-cell table:style-name="ce26" office:value-type="string">
            <text:p>Sieve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PI</text:p>
          </table:table-cell>
          <table:table-cell table:style-name="ce18" office:value-type="string">
            <text:p>gRPC</text:p>
          </table:table-cell>
          <table:table-cell table:style-name="ce18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6"/>
          <table:table-cell table:style-name="ce27" office:value-type="string">
            <text:p>GraphQL</text:p>
          </table:table-cell>
          <table:table-cell table:style-name="ce27" office:value-type="string">
            <text:p>Hot-chocolate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6"/>
          <table:table-cell table:style-name="ce27"/>
          <table:table-cell table:style-name="ce27" office:value-type="string">
            <text:p>GraphQL- dotnet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8"/>
          <table:table-cell table:style-name="ce28" office:value-type="string">
            <text:p>SignalR cor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8" office:value-type="string">
            <text:p>Real Time Comunications</text:p>
          </table:table-cell>
          <table:table-cell table:style-name="ce28" office:value-type="string">
            <text:p>Web Socket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9"/>
          <table:table-cell table:style-name="ce29" office:value-type="string">
            <text:p>Auto Mappe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29" office:value-type="string">
            <text:p>Objects mapping</text:p>
          </table:table-cell>
          <table:table-cell table:style-name="ce29" office:value-type="string">
            <text:p>Mapster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29"/>
          <table:table-cell table:style-name="ce29" office:value-type="string">
            <text:p>ExpressMappe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9"/>
          <table:table-cell table:style-name="ce29" office:value-type="string">
            <text:p>AgileMappe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0"/>
          <table:table-cell table:style-name="ce30" office:value-type="string">
            <text:p>Coravel</text:p>
          </table:table-cell>
          <table:table-cell table:number-columns-repeated="5"/>
        </table:table-row>
        <table:table-row table:style-name="ro1">
          <table:table-cell/>
          <table:table-cell table:style-name="ce30"/>
          <table:table-cell table:style-name="ce30" office:value-type="string">
            <text:p>HangFire</text:p>
          </table:table-cell>
          <table:table-cell table:number-columns-repeated="5"/>
        </table:table-row>
        <table:table-row table:style-name="ro1">
          <table:table-cell/>
          <table:table-cell table:style-name="ce30" office:value-type="string">
            <text:p>Task Scheduling</text:p>
          </table:table-cell>
          <table:table-cell table:style-name="ce30" office:value-type="string">
            <text:p>NativBackground service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0"/>
          <table:table-cell table:style-name="ce30" office:value-type="string">
            <text:p>Fluent Schedule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22"/>
          <table:table-cell table:style-name="ce22" office:value-type="string">
            <text:p>nUnit</text:p>
          </table:table-cell>
          <table:table-cell table:style-name="ce32"/>
          <table:table-cell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22" office:value-type="string">
            <text:p>Frameworks</text:p>
          </table:table-cell>
          <table:table-cell table:style-name="ce22" office:value-type="string">
            <text:p>xUnit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7"/>
          <table:table-cell table:style-name="ce22"/>
          <table:table-cell table:style-name="ce22" office:value-type="string">
            <text:p>MSTests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7" office:value-type="string">
            <text:p>Unit Testing</text:p>
          </table:table-cell>
          <table:table-cell table:style-name="ce31"/>
          <table:table-cell table:style-name="ce31" office:value-type="string">
            <text:p>Moq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7"/>
          <table:table-cell table:style-name="ce31" office:value-type="string">
            <text:p>Mocking</text:p>
          </table:table-cell>
          <table:table-cell table:style-name="ce31" office:value-type="string">
            <text:p>Nsubstitu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31"/>
          <table:table-cell table:style-name="ce31" office:value-type="string">
            <text:p>FakeITEasy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32"/>
          <table:table-cell table:style-name="ce32" office:value-type="string">
            <text:p>Fluent Assertion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7"/>
          <table:table-cell table:style-name="ce32" office:value-type="string">
            <text:p>Assertion</text:p>
          </table:table-cell>
          <table:table-cell table:style-name="ce32" office:value-type="string">
            <text:p>Shoudly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WebApplicationFactory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Integration Test</text:p>
          </table:table-cell>
          <table:table-cell table:style-name="ce3" office:value-type="string">
            <text:p>TestServer</text:p>
          </table:table-cell>
          <table:table-cell table:style-name="ce3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8"/>
          <table:table-cell table:style-name="ce8" office:value-type="string">
            <text:p>SpecFlow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8" office:value-type="string">
            <text:p>Behavior tests</text:p>
          </table:table-cell>
          <table:table-cell table:style-name="ce8" office:value-type="string">
            <text:p>BDDfy</text:p>
          </table:table-cell>
          <table:table-cell table:style-name="ce8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8"/>
          <table:table-cell table:style-name="ce8" office:value-type="string">
            <text:p>LightBDD</text:p>
          </table:table-cell>
          <table:table-cell table:style-name="ce8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9"/>
          <table:table-cell table:style-name="ce9" office:value-type="string">
            <text:p>Selenium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9" office:value-type="string">
            <text:p>E2E Testing</text:p>
          </table:table-cell>
          <table:table-cell table:style-name="ce9" office:value-type="string">
            <text:p>Puppeter Sharp</text:p>
          </table:table-cell>
          <table:table-cell table:style-name="ce9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24"/>
          <table:table-cell table:style-name="ce24" office:value-type="string">
            <text:p>RabitMQ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24"/>
          <table:table-cell table:style-name="ce24" office:value-type="string">
            <text:p>Apahe Kafka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0"/>
          <table:table-cell table:style-name="ce24" office:value-type="string">
            <text:p>Mesagge-broker</text:p>
          </table:table-cell>
          <table:table-cell table:style-name="ce24" office:value-type="string">
            <text:p>Active MQ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24"/>
          <table:table-cell table:style-name="ce24" office:value-type="string">
            <text:p>Azure Service Bu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 office:value-type="string">
            <text:p>Micro-Services</text:p>
          </table:table-cell>
          <table:table-cell table:style-name="ce33"/>
          <table:table-cell table:style-name="ce33" office:value-type="string">
            <text:p>MassTransit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33"/>
          <table:table-cell table:style-name="ce33" office:value-type="string">
            <text:p>NserviceBus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0"/>
          <table:table-cell table:style-name="ce33" office:value-type="string">
            <text:p>Message-bus</text:p>
          </table:table-cell>
          <table:table-cell table:style-name="ce33" office:value-type="string">
            <text:p>EasyNetQ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33"/>
          <table:table-cell table:style-name="ce33" office:value-type="string">
            <text:p>Cap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14" office:value-type="string">
            <text:p>API Gateway</text:p>
          </table:table-cell>
          <table:table-cell table:style-name="ce14" office:value-type="string">
            <text:p>Ocelot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34" office:value-type="string">
            <text:p>Contener</text:p>
          </table:table-cell>
          <table:table-cell table:style-name="ce34" office:value-type="string">
            <text:p>Docker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10"/>
          <table:table-cell table:style-name="ce35"/>
          <table:table-cell table:style-name="ce35" office:value-type="string">
            <text:p>Kubernetes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35" office:value-type="string">
            <text:p>Orchestration</text:p>
          </table:table-cell>
          <table:table-cell table:style-name="ce35" office:value-type="string">
            <text:p>Docker Swarm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36" office:value-type="string">
            <text:p>Rewerse proxy</text:p>
          </table:table-cell>
          <table:table-cell table:style-name="ce36" office:value-type="string">
            <text:p>Yarn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/>
          <table:table-cell table:style-name="ce5" office:value-type="string">
            <text:p>Orlean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 office:value-type="string">
            <text:p>Other</text:p>
          </table:table-cell>
          <table:table-cell table:style-name="ce5" office:value-type="string">
            <text:p>SteelTo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/>
          <table:table-cell table:style-name="ce5" office:value-type="string">
            <text:p>Darp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/>
          <table:table-cell table:style-name="ce5" office:value-type="string">
            <text:p>Ty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Github Actions</text:p>
          </table:table-cell>
          <table:table-cell table:number-columns-repeated="5"/>
        </table:table-row>
        <table:table-row table:style-name="ro1">
          <table:table-cell/>
          <table:table-cell table:style-name="ce37"/>
          <table:table-cell table:style-name="ce37" office:value-type="string">
            <text:p>Azure Pipelines</text:p>
          </table:table-cell>
          <table:table-cell table:style-name="ce12"/>
          <table:table-cell/>
          <table:table-cell table:style-name="ce12"/>
          <table:table-cell table:number-columns-repeated="2"/>
        </table:table-row>
        <table:table-row table:style-name="ro1">
          <table:table-cell/>
          <table:table-cell table:style-name="ce37" office:value-type="string">
            <text:p>Continous Integration</text:p>
          </table:table-cell>
          <table:table-cell table:style-name="ce37" office:value-type="string">
            <text:p>Travis Cl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Jenkin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Circle Cl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TeamCity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CQRS</text:p>
          </table:table-cell>
          <table:table-cell table:number-columns-repeated="5"/>
        </table:table-row>
        <table:table-row table:style-name="ro1">
          <table:table-cell/>
          <table:table-cell table:style-name="ce38"/>
          <table:table-cell table:style-name="ce38" office:value-type="string">
            <text:p>Decorator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>
            <text:p>DesignPaterns</text:p>
          </table:table-cell>
          <table:table-cell table:style-name="ce38" office:value-type="string">
            <text:p>Strategy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Builder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Singelton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Facad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9" office:value-type="string">
            <text:p>Client Side Librarys</text:p>
          </table:table-cell>
          <table:table-cell table:style-name="ce39" office:value-type="string">
            <text:p>Blazor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Template Engines</text:p>
          </table:table-cell>
          <table:table-cell table:style-name="ce2" office:value-type="string">
            <text:p>Razor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2" office:value-type="string">
            <text:p>DotLiquid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>
            <text:p>Scriban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>
            <text:p>Fluid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MediatR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>
            <text:p>Good to know</text:p>
          </table:table-cell>
          <table:table-cell table:style-name="ce40" office:value-type="string">
            <text:p>FluentValidation</text:p>
          </table:table-cell>
          <table:table-cell table:number-columns-repeated="5"/>
        </table:table-row>
        <table:table-row table:style-name="ro1">
          <table:table-cell/>
          <table:table-cell table:style-name="ce40"/>
          <table:table-cell table:style-name="ce40" office:value-type="string">
            <text:p>Polly</text:p>
          </table:table-cell>
          <table:table-cell table:number-columns-repeated="5"/>
        </table:table-row>
        <table:table-row table:style-name="ro1">
          <table:table-cell/>
          <table:table-cell table:style-name="ce40"/>
          <table:table-cell table:style-name="ce40" office:value-type="string">
            <text:p>BenchmarkNet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NadaTim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GenFu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Swashbuckle</text:p>
          </table:table-cell>
          <table:table-cell table:number-columns-repeated="2"/>
          <table:table-cell table:style-name="ce21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4.12.2020</text:date>, <text:time>10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3M49S</meta:editing-duration>
    <meta:editing-cycles>12</meta:editing-cycles>
    <meta:generator>OpenOffice/4.1.8$Win32 OpenOffice.org_project/418m3$Build-9803</meta:generator>
    <dc:date>2020-12-04T10:35:17.30</dc:date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